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3" calcext:value-type="float">
            <text:p>35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8472" calcext:value-type="float">
            <text:p>35.01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7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0544" calcext:value-type="float">
            <text:p>34.0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5032" calcext:value-type="float">
            <text:p>34.1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6688" calcext:value-type="float">
            <text:p>32.9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8464" calcext:value-type="float">
            <text:p>28.8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3248" calcext:value-type="float">
            <text:p>28.2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82976" calcext:value-type="float">
            <text:p>28.38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4832" calcext:value-type="float">
            <text:p>28.75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3352" calcext:value-type="float">
            <text:p>28.3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0928" calcext:value-type="float">
            <text:p>24.9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4752" calcext:value-type="float">
            <text:p>24.3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2016" calcext:value-type="float">
            <text:p>24.5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1510</text:p>
          </table:table-cell>
          <table:table-cell office:value-type="string" calcext:value-type="string">
            <text:p>7N 39W 25B:38469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